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ffff00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ce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6" office:value-type="string" calcext:value-type="string">
            <text:p>Player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Black</text:p>
          </table:table-cell>
          <table:table-cell table:style-name="ce1" office:value-type="string" calcext:value-type="string">
            <text:p>Total</text:p>
          </table:table-cell>
          <table:table-cell table:style-name="ce13" office:value-type="string" calcext:value-type="string">
            <text:p>Unfinished</text:p>
          </table:table-cell>
          <table:table-cell table:style-name="ce2" office:value-type="string" calcext:value-type="string">
            <text:p>JUN/2022</text:p>
          </table:table-cell>
          <table:table-cell table:style-name="ce2" office:value-type="string" calcext:value-type="string">
            <text:p>JUL/2022</text:p>
          </table:table-cell>
          <table:table-cell office:value-type="string" calcext:value-type="string">
            <text:p>AUG/2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99];[.B2];[data_parser.$F$2:.$F$100])" office:value-type="float" office:value="7" calcext:value-type="float">
            <text:p>7</text:p>
          </table:table-cell>
          <table:table-cell table:formula="of:=SUMIF([data_parser.$C$2:.C99];[.B2];[data_parser.$G$2:.$G$100])" office:value-type="float" office:value="2" calcext:value-type="float">
            <text:p>2</text:p>
          </table:table-cell>
          <table:table-cell table:formula="of:=[.C2]+[.D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José Carlos Bento Dias da Rocha</text:p>
          </table:table-cell>
          <table:table-cell table:style-name="ce8" table:formula="of:=SUMIF([data_parser.$B$2:.B100];[.B3];[data_parser.$F$2:.$F$100])" office:value-type="float" office:value="5" calcext:value-type="float">
            <text:p>5</text:p>
          </table:table-cell>
          <table:table-cell table:style-name="ce8" table:formula="of:=SUMIF([data_parser.$C$2:.C100];[.B3];[data_parser.$G$2:.$G$100])" office:value-type="float" office:value="1" calcext:value-type="float">
            <text:p>1</text:p>
          </table:table-cell>
          <table:table-cell table:style-name="ce11" table:formula="of:=[.C3]+[.D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merson Sbrana</text:p>
          </table:table-cell>
          <table:table-cell table:formula="of:=SUMIF([data_parser.$B$2:.B101];[.B4];[data_parser.$F$2:.$F$100])" office:value-type="float" office:value="1" calcext:value-type="float">
            <text:p>1</text:p>
          </table:table-cell>
          <table:table-cell table:formula="of:=SUMIF([data_parser.$C$2:.C101];[.B4];[data_parser.$G$2:.$G$100])" office:value-type="float" office:value="5" calcext:value-type="float">
            <text:p>5</text:p>
          </table:table-cell>
          <table:table-cell table:formula="of:=[.C4]+[.D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Jefferson Campos</text:p>
          </table:table-cell>
          <table:table-cell table:style-name="ce8" table:formula="of:=SUMIF([data_parser.$B$2:.B102];[.B5];[data_parser.$F$2:.$F$100])" office:value-type="float" office:value="1.5" calcext:value-type="float">
            <text:p>1,5</text:p>
          </table:table-cell>
          <table:table-cell table:style-name="ce8" table:formula="of:=SUMIF([data_parser.$C$2:.C102];[.B5];[data_parser.$G$2:.$G$100])" office:value-type="float" office:value="3" calcext:value-type="float">
            <text:p>3</text:p>
          </table:table-cell>
          <table:table-cell table:style-name="ce11" table:formula="of:=[.C5]+[.D5]"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Roberto Oliveira</text:p>
          </table:table-cell>
          <table:table-cell table:formula="of:=SUMIF([data_parser.$B$2:.B103];[.B6];[data_parser.$F$2:.$F$100])" office:value-type="float" office:value="2" calcext:value-type="float">
            <text:p>2</text:p>
          </table:table-cell>
          <table:table-cell table:formula="of:=SUMIF([data_parser.$C$2:.C103];[.B6];[data_parser.$G$2:.$G$100])" office:value-type="float" office:value="1" calcext:value-type="float">
            <text:p>1</text:p>
          </table:table-cell>
          <table:table-cell table:formula="of:=[.C6]+[.D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8" office:value-type="string" calcext:value-type="string">
            <text:p>Mário Sérgio Bueno Miranda</text:p>
          </table:table-cell>
          <table:table-cell table:style-name="ce8" table:formula="of:=SUMIF([data_parser.$B$2:.B104];[.B7];[data_parser.$F$2:.$F$100])" office:value-type="float" office:value="1" calcext:value-type="float">
            <text:p>1</text:p>
          </table:table-cell>
          <table:table-cell table:style-name="ce8" table:formula="of:=SUMIF([data_parser.$C$2:.C104];[.B7];[data_parser.$G$2:.$G$100])" office:value-type="float" office:value="0.5" calcext:value-type="float">
            <text:p>0,5</text:p>
          </table:table-cell>
          <table:table-cell table:style-name="ce11" table:formula="of:=[.C7]+[.D7]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Jefferson Nunes</text:p>
          </table:table-cell>
          <table:table-cell table:style-name="ce9" table:formula="of:=SUMIF([data_parser.$B$2:.B105];[.B8];[data_parser.$F$2:.$F$100])" office:value-type="float" office:value="0" calcext:value-type="float">
            <text:p>0</text:p>
          </table:table-cell>
          <table:table-cell table:style-name="ce9" table:formula="of:=SUMIF([data_parser.$C$2:.C105];[.B8];[data_parser.$G$2:.$G$100])" office:value-type="float" office:value="0" calcext:value-type="float">
            <text:p>0</text:p>
          </table:table-cell>
          <table:table-cell table:style-name="ce12" table:formula="of:=[.C8]+[.D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table table:name="data_parser" table:style-name="ta1">
        <office:forms form:automatic-focus="false" form:apply-design-mode="false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1"/>
        <table:table-column table:style-name="co15" table:default-cell-style-name="ce20"/>
        <table:table-column table:style-name="co16" table:default-cell-style-name="ce23"/>
        <table:table-column table:style-name="co17" table:default-cell-style-name="ce23"/>
        <table:table-row table:style-name="ro2"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35" table:refresh-delay="PT00H01M00S"/>
            <text:p>2022-06-07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2];(FIND(&quot;-&quot;;[.D2])-1));&quot;,&quot;);&quot;*&quot;)" office:value-type="float" office:value="1" calcext:value-type="float">
            <text:p>1</text:p>
          </table:table-cell>
          <table:table-cell table:style-name="ce21"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3];(FIND(&quot;-&quot;;[.D3])-1));&quot;,&quot;);&quot;*&quot;)" office:value-type="float" office:value="1" calcext:value-type="float">
            <text:p>1</text:p>
          </table:table-cell>
          <table:table-cell table:style-name="ce21"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7-12</text:p>
          </table:table-cell>
          <table:table-cell table:style-name="ce21" table:formula="of:=IFERROR(NUMBERVALUE(LEFT([.D4];(FIND(&quot;-&quot;;[.D4])-1));&quot;,&quot;);&quot;*&quot;)" office:value-type="float" office:value="1" calcext:value-type="float">
            <text:p>1</text:p>
          </table:table-cell>
          <table:table-cell table:style-name="ce21"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Finalizada em 2022-06-21</text:p>
          </table:table-cell>
          <table:table-cell table:style-name="ce21" table:formula="of:=IFERROR(NUMBERVALUE(LEFT([.D5];(FIND(&quot;-&quot;;[.D5])-1));&quot;,&quot;);&quot;*&quot;)" office:value-type="float" office:value="0" calcext:value-type="float">
            <text:p>0</text:p>
          </table:table-cell>
          <table:table-cell table:style-name="ce21"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6];(FIND(&quot;-&quot;;[.D6])-1));&quot;,&quot;);&quot;*&quot;)" office:value-type="float" office:value="0" calcext:value-type="float">
            <text:p>0</text:p>
          </table:table-cell>
          <table:table-cell table:style-name="ce21"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6-28</text:p>
          </table:table-cell>
          <table:table-cell table:style-name="ce21" table:formula="of:=IFERROR(NUMBERVALUE(LEFT([.D7];(FIND(&quot;-&quot;;[.D7])-1));&quot;,&quot;);&quot;*&quot;)" office:value-type="float" office:value="1" calcext:value-type="float">
            <text:p>1</text:p>
          </table:table-cell>
          <table:table-cell table:style-name="ce21"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8];(FIND(&quot;-&quot;;[.D8])-1));&quot;,&quot;);&quot;*&quot;)" office:value-type="float" office:value="0" calcext:value-type="float">
            <text:p>0</text:p>
          </table:table-cell>
          <table:table-cell table:style-name="ce21"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9];(FIND(&quot;-&quot;;[.D9])-1));&quot;,&quot;);&quot;*&quot;)" office:value-type="float" office:value="1" calcext:value-type="float">
            <text:p>1</text:p>
          </table:table-cell>
          <table:table-cell table:style-name="ce21"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Negras jogam</text:p>
          </table:table-cell>
          <table:table-cell table:style-name="ce21" table:formula="of:=IFERROR(NUMBERVALUE(LEFT([.D10];(FIND(&quot;-&quot;;[.D10])-1));&quot;,&quot;);&quot;*&quot;)" office:value-type="string" office:string-value="*" calcext:value-type="string">
            <text:p>*</text:p>
          </table:table-cell>
          <table:table-cell table:style-name="ce21" table:formula="of:=IFERROR(NUMBERVALUE(RIGHT([.D10];(FIND(&quot;-&quot;;[.D10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style-name="ce21"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0,5-0,5</text:p>
          </table:table-cell>
          <table:table-cell table:style-name="Default"/>
          <table:table-cell table:style-name="ce21"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style-name="ce21"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style-name="ce21"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style-name="ce21"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style-name="ce21"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Continuada durante toda a noite em 2022-08-03 sem conclusão. Finalizada em 2022-08-09</text:p>
          </table:table-cell>
          <table:table-cell table:style-name="ce21"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style-name="ce21"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style-name="ce21"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style-name="ce21"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Lance ilegal brancas: 22. Qd4</text:p>
          </table:table-cell>
          <table:table-cell table:style-name="ce21" table:formula="of:=IFERROR(NUMBERVALUE(LEFT([.D19];(FIND(&quot;-&quot;;[.D19])-1));&quot;,&quot;);&quot;*&quot;)" office:value-type="string" office:string-value="*" calcext:value-type="string">
            <text:p>*</text:p>
          </table:table-cell>
          <table:table-cell table:style-name="ce21" table:formula="of:=IFERROR(NUMBERVALUE(RIGHT([.D19];(FIND(&quot;-&quot;;[.D19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style-name="ce21"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De memória do @José Carlos Bento Dias da Rocha</text:p>
          </table:table-cell>
          <table:table-cell table:style-name="ce21"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style-name="ce21"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Brancas jogam</text:p>
          </table:table-cell>
          <table:table-cell table:style-name="ce21" table:formula="of:=IFERROR(NUMBERVALUE(LEFT([.D22];(FIND(&quot;-&quot;;[.D22])-1));&quot;,&quot;);&quot;*&quot;)" office:value-type="string" office:string-value="*" calcext:value-type="string">
            <text:p>*</text:p>
          </table:table-cell>
          <table:table-cell table:style-name="ce21" table:formula="of:=IFERROR(NUMBERVALUE(RIGHT([.D22];(FIND(&quot;-&quot;;[.D22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style-name="ce21"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02-07-26</text:p>
          </table:table-cell>
          <table:table-cell table:style-name="ce21"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style-name="ce21"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Retomada em 2022-08-09 e finalizada em 2022-08-16</text:p>
          </table:table-cell>
          <table:table-cell table:style-name="ce21"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style-name="ce21"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2nd partida do dia</text:p>
          </table:table-cell>
          <table:table-cell table:style-name="ce21"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style-name="ce21"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style-name="ce21"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style-name="ce21"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1st partida do dia</text:p>
          </table:table-cell>
          <table:table-cell table:style-name="ce21"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style-name="ce21"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2nd partida do dia</text:p>
          </table:table-cell>
          <table:table-cell table:style-name="ce21"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style-name="ce21"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3rd</text:p>
          </table:table-cell>
          <table:table-cell table:style-name="ce21"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style-name="ce21"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style-name="ce21"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Revanche da primeira partida do dia</text:p>
          </table:table-cell>
          <table:table-cell table:style-name="ce21"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style-name="ce21"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Partida não finalizada</text:p>
          </table:table-cell>
          <table:table-cell table:style-name="ce21" table:formula="of:=IFERROR(NUMBERVALUE(LEFT([.D33];(FIND(&quot;-&quot;;[.D33])-1));&quot;,&quot;);&quot;*&quot;)" office:value-type="string" office:string-value="*" calcext:value-type="string">
            <text:p>*</text:p>
          </table:table-cell>
          <table:table-cell table:style-name="ce21" table:formula="of:=IFERROR(NUMBERVALUE(RIGHT([.D33];(FIND(&quot;-&quot;;[.D33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style-name="ce21"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style-name="ce21"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style-name="ce21"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Partida não finalizada</text:p>
          </table:table-cell>
          <table:table-cell table:style-name="ce21" table:formula="of:=IFERROR(NUMBERVALUE(LEFT([.D36];(FIND(&quot;-&quot;;[.D36])-1));&quot;,&quot;);&quot;*&quot;)" office:value-type="string" office:string-value="*" calcext:value-type="string">
            <text:p>*</text:p>
          </table:table-cell>
          <table:table-cell table:style-name="ce21" table:formula="of:=IFERROR(NUMBERVALUE(RIGHT([.D36];(FIND(&quot;-&quot;;[.D36])-1));&quot;,&quot;);&quot;*&quot;)" office:value-type="string" office:string-value="*" calcext:value-type="string">
            <text:p>*</text:p>
          </table:table-cell>
        </table:table-row>
        <table:table-row table:style-name="ro2" table:number-rows-repeated="63">
          <table:table-cell table:number-columns-repeated="7"/>
        </table:table-row>
        <table:table-row table:style-name="ro2"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'torneio_2022-2'.A2:'torneio_2022-2'.I8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data_parser.A1:data_parser.G3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08-17T16:45:37.376957109</dc:date>
    <dc:creator>Jefferson Campos</dc:creator>
    <meta:editing-duration>PT1H43M47S</meta:editing-duration>
    <meta:editing-cycles>49</meta:editing-cycles>
    <meta:generator>LibreOffice/7.3.5.2$Linux_X86_64 LibreOffice_project/30$Build-2</meta:generator>
    <meta:document-statistic meta:table-count="2" meta:cell-count="306" meta:object-count="0"/>
  </office:meta>
</office:document-meta>
</file>